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14">
            <text:p>14</text:p>
          </table:table-cell>
          <table:table-cell table:style-name="Default"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Bug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Default" office:value-type="string">
            <text:p>SELECT EXTRACT(YEAR FROM current_date); but subqueries are not allowed in a constraint declaration—not what I want anyway—need to ask in a forum if possible to have a function call in a constraint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office:value-type="string">
            <text:p>R</text:p>
          </table:table-cell>
          <table:table-cell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office:value-type="string">
            <text:p>IP</text:p>
          </table:table-cell>
          <table:table-cell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 on Java GUIs with NetBeans / wxPyth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32">
            <text:p>32</text:p>
          </table:table-cell>
          <table:table-cell table:style-name="Default"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sql files for both postgres and mysql (mysql workbench needs the database name, pgAdminIII doesn't)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3">
            <text:p>33</text:p>
          </table:table-cell>
          <table:table-cell table:style-name="Default"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add schemas for my movie award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office:value-type="string">
            <text:p>NS</text:p>
          </table:table-cell>
          <table:table-cell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8">
            <text:p>38</text:p>
          </table:table-cell>
          <table:table-cell table:style-name="Default"/>
          <table:table-cell office:value-type="string">
            <text:p>IP</text:p>
          </table:table-cell>
          <table:table-cell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Research about full text search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office:value-type="string">
            <text:p>NS</text:p>
          </table:table-cell>
          <table:table-cell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office:value-type="string">
            <text:p>NS</text:p>
          </table:table-cell>
          <table:table-cell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office:value-type="string">
            <text:p>NS</text:p>
          </table:table-cell>
          <table:table-cell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20:2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09T20:20:07</dc:date>
    <meta:editing-duration>PT08H28M50S</meta:editing-duration>
    <meta:editing-cycles>56</meta:editing-cycles>
    <meta:generator>OpenOffice.org/3.2$Unix OpenOffice.org_project/320m12$Build-9483</meta:generator>
    <dc:creator>Tyler Hayes</dc:creator>
    <meta:document-statistic meta:table-count="3" meta:cell-count="282" meta:object-count="0"/>
    <meta:user-defined meta:name="Info 1"/>
    <meta:user-defined meta:name="Info 2"/>
    <meta:user-defined meta:name="Info 3"/>
    <meta:user-defined meta:name="Info 4"/>
  </office:meta>
</office:document-meta>
</file>